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800000"/>
    </style:style>
    <style:style style:name="P6" style:family="paragraph" style:parent-style-name="Standard">
      <style:text-properties fo:color="#800000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800000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800000" style:font-name="Calibri" fo:font-size="11pt" fo:letter-spacing="normal" fo:font-style="normal" fo:font-weight="normal" style:font-size-asian="11pt" style:font-size-complex="11pt"/>
    </style:style>
    <style:style style:name="P13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800000" style:font-name="Calibri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545454" fo:letter-spacing="normal"/>
    </style:style>
    <style:style style:name="T3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4" style:family="text">
      <style:text-properties fo:font-variant="normal" fo:text-transform="none" style:font-name="arial" fo:font-size="12pt" fo:letter-spacing="normal" fo:font-style="normal" fo:font-weight="normal"/>
    </style:style>
    <style:style style:name="T5" style:family="text">
      <style:text-properties fo:font-variant="normal" fo:text-transform="none" style:font-name="arial" fo:font-size="12pt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color="#800000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800000" style:font-name="arial" fo:font-size="12pt" fo:letter-spacing="normal" fo:font-style="normal" fo:font-weight="bold"/>
    </style:style>
    <style:style style:name="T9" style:family="text">
      <style:text-properties fo:font-variant="normal" fo:text-transform="none" fo:color="#800000" fo:letter-spacing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0000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cky's Content</text:p>
      <text:p text:style-name="Standard"/>
      <text:p text:style-name="P5"><text:span text:style-name="T10">About</text:span>: A brief blurb on Lucky's taba, describe the food, location, varied events and type of food. Small paragraph – 4 lines with descriptive language. </text:p>
      <text:p text:style-name="P3"><text:span text:style-name="T7">Order from the best </text:span><text:span text:style-name="Emphasis"><text:span text:style-name="T8">Indian food caterers</text:span></text:span><text:span text:style-name="T9"> </text:span><text:span text:style-name="T7">in London for any type of ... savoury dishes are a delicious, </text:span><text:span text:style-name="Emphasis"><text:span text:style-name="T8">modern</text:span></text:span><text:span text:style-name="T9"> </text:span><text:span text:style-name="T7">take on traditional </text:span><text:span text:style-name="Emphasis"><text:span text:style-name="T8">Indian</text:span></text:span><text:span text:style-name="T9"> </text:span><text:span text:style-name="T7">cooking.</text:span><text:span text:style-name="T11"> </text:span><text:span text:style-name="T7">An award winning </text:span><text:span text:style-name="Emphasis"><text:span text:style-name="T8">Indian Restaurant</text:span></text:span><text:span text:style-name="T9"> </text:span><text:span text:style-name="T7">in Hammersmith, London. ... to provide the best in traditional Kerala recipies in a </text:span><text:span text:style-name="Emphasis"><text:span text:style-name="T8">modern</text:span></text:span><text:span text:style-name="T9"> </text:span><text:span text:style-name="T7">style palatable to Londoners.</text:span><text:span text:style-name="T11"> </text:span></text:p>
      <text:p text:style-name="P7">Followed by 4 good dishes you can zoom on it. </text:p>
      <text:p text:style-name="P5"/>
      <text:p text:style-name="P6">Taba: Like the above page but maybe with fig captions and a link to the menu underneath</text:p>
      <text:p text:style-name="P5"/>
      <text:p text:style-name="P5">Brief blurb – types of menu – veg – meat – starters, mains – desserts and a selection of what's on the menu. </text:p>
      <text:p text:style-name="P5"/>
      <text:p text:style-name="P5">A photo slider with corresponding description underneath. 3 – 5 – middle picture describes food in more detail underneath. (figcaption?)</text:p>
      <text:p text:style-name="P5"/>
      <text:p text:style-name="P5">Then view menu link to a pdf to whole menu</text:p>
      <text:p text:style-name="P5"/>
      <text:p text:style-name="P12">* Chaat Shots Veggie lolli pop Noodles mini samosa , mini spriing rolls</text:p>
      <text:p text:style-name="P12">* mini veggie burgers</text:p>
      <text:p text:style-name="P12">* Veggi quichie</text:p>
      <text:p text:style-name="P12">* veggie cheese wrap wheels</text:p>
      <text:p text:style-name="P12">* mini onion bajhi</text:p>
      <text:p text:style-name="P12">* chilli paneer spoons</text:p>
      <text:p text:style-name="P12">* mini chips</text:p>
      <text:p text:style-name="P12">* rice cheese balls</text:p>
      <text:p text:style-name="P12">* chill mushroom</text:p>
      <text:p text:style-name="P12">* tomatoes puff tard</text:p>
      <text:p text:style-name="P12">* muchoom and leak puff</text:p>
      <text:p text:style-name="P12">* palak paaner with naan</text:p>
      <text:p text:style-name="P12">* shahi paneer with naan</text:p>
      <text:p text:style-name="P12">* mini taco, veggie mexcian chilli</text:p>
      <text:p text:style-name="P12">* pav bhaji canepes</text:p>
      <text:p text:style-name="P12">* achaari panner</text:p>
      <text:p text:style-name="P12">* veg won toons</text:p>
      <text:p text:style-name="P12">* corn pakora</text:p>
      <text:p text:style-name="P12">* keema puff.</text:p>
      <text:p text:style-name="P12">* Chicken tikka puff</text:p>
      <text:p text:style-name="P12">* chicken tondhori puff</text:p>
      <text:p text:style-name="P12">* keem balls</text:p>
      <text:p text:style-name="P12">* palak/lamb on naan</text:p>
      <text:p text:style-name="P12"><text:soft-page-break/>* palak chicken naan</text:p>
      <text:list xml:id="list1848546845593227571" text:style-name="L1">
        <text:list-header>
          <text:p text:style-name="P13">mini fish pakorah</text:p>
        </text:list-header>
      </text:list>
      <text:p text:style-name="P1"/>
      <text:p text:style-name="P2">Price Packages: Like the features page</text:p>
      <text:p text:style-name="P1">Like Omnifood services – 3 bullet points under each icon – no of dishes and price mainly.</text:p>
      <text:p text:style-name="P10">Non-Veg 3-Course Meal</text:p>
      <text:p text:style-name="P2">Starters</text:p>
      <text:p text:style-name="P1">2 x veg dishes</text:p>
      <text:p text:style-name="P1">2 x non veg dishes</text:p>
      <text:p text:style-name="P1">imli &amp; mint chutney</text:p>
      <text:p text:style-name="P2">Main Course</text:p>
      <text:p text:style-name="P1">1x non veg dish</text:p>
      <text:p text:style-name="P1">2x veg dishes</text:p>
      <text:p text:style-name="P1">1x rice</text:p>
      <text:p text:style-name="P1">naan</text:p>
      <text:p text:style-name="P1">1x raita</text:p>
      <text:p text:style-name="P1">mixed salad</text:p>
      <text:p text:style-name="P2">COSTS:</text:p>
      <text:p text:style-name="P1">16-24 Guests: £11 per head</text:p>
      <text:p text:style-name="P1">25+ Guests: £10 per head</text:p>
      <text:p text:style-name="P2">Main Course &amp; Dessert only</text:p>
      <text:p text:style-name="P1">Main Course</text:p>
      <text:p text:style-name="P1">1x non veg dishes</text:p>
      <text:p text:style-name="P1">3x veg dishes</text:p>
      <text:p text:style-name="P1">1x rice</text:p>
      <text:p text:style-name="P1">naan</text:p>
      <text:p text:style-name="P1">1x raita</text:p>
      <text:p text:style-name="P1">mixed salad</text:p>
      <text:p text:style-name="P2">COSTS:</text:p>
      <text:p text:style-name="P1">16-24 Guests: £7 per head</text:p>
      <text:p text:style-name="P1">25+ Guests: £6 per head</text:p>
      <text:p text:style-name="P11">Starters only</text:p>
      <text:p text:style-name="P1">2x Veg dishes</text:p>
      <text:p text:style-name="P1">2x non veg</text:p>
      <text:p text:style-name="P1">imli &amp; mint chutney</text:p>
      <text:p text:style-name="P1">COSTS:</text:p>
      <text:p text:style-name="P1">16 -24 Guests: £6 per head</text:p>
      <text:p text:style-name="P1"><text:soft-page-break/>25+ Guests: £5 per head</text:p>
      <text:p text:style-name="P10">Vegetarian Packages</text:p>
      <text:p text:style-name="P2">Vegetarian 3-Course Meals</text:p>
      <text:p text:style-name="P8">Starters</text:p>
      <text:p text:style-name="P1">3x veg dishes</text:p>
      <text:p text:style-name="P1">imli &amp; mint chutney</text:p>
      <text:p text:style-name="P1">Mains</text:p>
      <text:p text:style-name="P1">3x veg dishes</text:p>
      <text:p text:style-name="P1">1x rice</text:p>
      <text:p text:style-name="P1">naan</text:p>
      <text:p text:style-name="P1">1x raita</text:p>
      <text:p text:style-name="P1">mixed salad</text:p>
      <text:p text:style-name="P1">Dessert</text:p>
      <text:p text:style-name="P1">1 x</text:p>
      <text:p text:style-name="P2">COSTS:</text:p>
      <text:p text:style-name="P1">16-24 Guests: £9.50 per head</text:p>
      <text:p text:style-name="P1">25 + Guests: £8.50 per head</text:p>
      <text:p text:style-name="P2">Vegetarian Main Course &amp; Dessert</text:p>
      <text:p text:style-name="P2">only</text:p>
      <text:p text:style-name="P1">Mains</text:p>
      <text:p text:style-name="P1">3x veg dishes</text:p>
      <text:p text:style-name="P1">1x rice</text:p>
      <text:p text:style-name="P1">naan</text:p>
      <text:p text:style-name="P1">1x raita</text:p>
      <text:p text:style-name="P1">mixed salad</text:p>
      <text:p text:style-name="P1">Dessert</text:p>
      <text:p text:style-name="P1">1 x</text:p>
      <text:p text:style-name="P2">COSTS:</text:p>
      <text:p text:style-name="P1">16 -24 Guests: £7 per head</text:p>
      <text:p text:style-name="P1">25+ Guests: £6 per head</text:p>
      <text:p text:style-name="P1">Vegetarian Starters only</text:p>
      <text:p text:style-name="P1">4x veg dishes</text:p>
      <text:p text:style-name="P1">imli &amp; mint chutney</text:p>
      <text:p text:style-name="P1">COSTS:</text:p>
      <text:p text:style-name="P1">16-24 Guests: £6 per head</text:p>
      <text:p text:style-name="P1">25+ Guests: £5 per head</text:p>
      <text:p text:style-name="P1">Individual dishes</text:p>
      <text:p text:style-name="P1"><text:soft-page-break/>Individual dishes are priced per dish. Meat dishes are 4 per dish and vegetarian dishes are 3.50 per dish</text:p>
      <text:p text:style-name="Standard">View Menu – maybe split from main menu or make reavailable</text:p>
      <text:p text:style-name="Standard"/>
      <text:p text:style-name="Standard"><text:span text:style-name="T12">Large Events</text:span>: could be an extension to packages</text:p>
      <text:p text:style-name="Standard"/>
      <text:p text:style-name="P10">Popular Extras (for larger catering events)</text:p>
      <text:p text:style-name="P1">-Chefs: For events of 70 - 150 guests which includes a team of two chefs from £250.00, they will do the cooking for you. Please note the price may vary if we are expected to cook for more then 150 people.</text:p>
      <text:p text:style-name="P1">We would need for you to provide a cooking marquee/garage- we bring our own gas, burners &amp; equipment unless the venue has a kitchen. If a cooking marquee or garage is unavailable and we need to bring our own a charge of £150.00 will apply.</text:p>
      <text:p text:style-name="P1">-Tandoor- Can be supplied for fresh breads/kebabs on site from £200.00 (a collection fee for the following day may occur)</text:p>
      <text:p text:style-name="P1">-Chaffing dishes, inc spoon &amp; gel: £8 each to hire- we would take a £50 deposit on top which is returned to you once the dishes &amp; spoons are brought back to us within two days of your event finishing- washed &amp; undamaged- gels can be thrown away. We suggest one dish per item with the option of re using for main course.</text:p>
      <text:p text:style-name="P1">-Waiting Staff- Minimum of two: They are charged at £8 per hour per waiter and work a minimum of 5 hours- any additional time worked is charged at the hourly rate. Once the event duration is known a price will be given. Their travel charges may apply once address is known.</text:p>
      <text:p text:style-name="Standard"/>
      <text:p text:style-name="Standard"/>
      <text:p text:style-name="P4">Cakes: similar to about and taba page</text:p>
      <text:p text:style-name="Standard">Brief blurb</text:p>
      <text:p text:style-name="Standard">photo slider with brief description underneath with corresponding photo. </text:p>
      <text:p text:style-name="Standard"/>
      <text:p text:style-name="P4">Reviews: slider - simple</text:p>
      <text:p text:style-name="Standard">Add a review option and a slider for reviews and maybe stick to zoom in images for photos above. </text:p>
      <text:p text:style-name="Standard"/>
      <text:p text:style-name="Standard"><text:span text:style-name="T10">Contact me</text:span> – with google maps api and form to the right. </text:p>
      <text:p text:style-name="Standard"/>
      <text:p text:style-name="Standard">Footer – number and email address.</text:p>
      <text:p text:style-name="Standard"/>
      <text:p text:style-name="Standard">6/7 s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 Kaur</meta:initial-creator>
    <meta:creation-date>2018-10-18T18:00:06.34</meta:creation-date>
    <dc:date>2018-10-20T00:04:41.62</dc:date>
    <dc:creator>Jas Kaur</dc:creator>
    <meta:editing-duration>PT11H52M32S</meta:editing-duration>
    <meta:editing-cycles>21</meta:editing-cycles>
    <meta:generator>OpenOffice/4.1.3$Win32 OpenOffice.org_project/413m1$Build-9783</meta:generator>
    <meta:document-statistic meta:table-count="0" meta:image-count="0" meta:object-count="0" meta:page-count="4" meta:paragraph-count="121" meta:word-count="806" meta:character-count="4250"/>
  </office:meta>
</office:document-meta>
</file>